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 officeooo:rsid="00082380" officeooo:paragraph-rsid="000942ff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082380" officeooo:paragraph-rsid="000942ff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rsid="000942ff" officeooo:paragraph-rsid="000942ff"/>
    </style:style>
    <style:style style:name="P4" style:family="paragraph" style:parent-style-name="Standard">
      <style:paragraph-properties fo:text-align="start" style:justify-single-word="false"/>
      <style:text-properties fo:language="en" fo:country="GB" officeooo:rsid="000942ff" officeooo:paragraph-rsid="000942ff"/>
    </style:style>
    <style:style style:name="P5" style:family="paragraph" style:parent-style-name="Standard">
      <style:paragraph-properties fo:text-align="start" style:justify-single-word="false"/>
      <style:text-properties fo:language="en" fo:country="GB" officeooo:rsid="000a0455" officeooo:paragraph-rsid="000c02f8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rsid="000cd6cb" officeooo:paragraph-rsid="000cd6cb"/>
    </style:style>
    <style:style style:name="P7" style:family="paragraph" style:parent-style-name="Standard">
      <style:paragraph-properties fo:text-align="start" style:justify-single-word="false"/>
      <style:text-properties fo:language="en" fo:country="GB" officeooo:rsid="000ed210" officeooo:paragraph-rsid="000ed21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42ff"/>
    </style:style>
    <style:style style:name="T3" style:family="text">
      <style:text-properties fo:language="ru" fo:country="RU" officeooo:rsid="000c02f8"/>
    </style:style>
    <style:style style:name="T4" style:family="text">
      <style:text-properties fo:language="ru" fo:country="RU" officeooo:rsid="000cd6cb"/>
    </style:style>
    <style:style style:name="T5" style:family="text">
      <style:text-properties fo:language="ru" fo:country="RU" officeooo:rsid="00109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Зима</text:span></text:p>
      <text:p text:style-name="P2"><text:line-break/><text:span text:style-name="T2">Утро</text:span>)<text:span text:style-name="T1"> Раннее морозное утро </text:span><text:span text:style-name="T3">13</text:span><text:span text:style-name="T1"> января. Солнце ещё только выходит из-за горизонта Сегодня весь день будет ясное, чистое небо — ни осадков, ни облаков не ожидается. Однако на нас будет дуть слабый восточный ветер, едва шевелящий ветви деревьев<text:line-break/><text:line-break/></text:span><text:span text:style-name="T2">Вечер</text:span><text:span text:style-name="T1">) Сегодня 14 января, за окном вечер и сильный мороз. Солнце уже скрылось за горизонтом. Лишь утренние фонари и свет из окон домов подсвечивает </text:span><text:span text:style-name="T2">хлопья падающего снега. Умеренный сильный ветер подхватывает и закруживает снежок, а его особенно крупные порывы качают даже стволы деревьев<text:line-break/><text:line-break/>День)Снежный день 15 января. Солнце уже стоит в зените. Сегодня очень тепло для середины зимы, тепелее 5 градусов мороза. Такая тёплая погода стоит из-за слабого южного ветра, самые сильные порывы которого лишь едва качают ветви деревьев<text:line-break/><text:line-break/></text:span></text:p>
      <text:p text:style-name="P3"><text:span text:style-name="T1">Осень</text:span><text:span text:style-name="T4">/весна</text:span></text:p>
      <text:p text:style-name="P4"><text:span text:style-name="T1"/></text:p>
      <text:p text:style-name="P5"><text:span text:style-name="T1">Утро) Пасмурное осеннее утро 1 марта. Сегодня будет действительно холодно — 13 градусов ниже нуля. Солнышко уже встало из-за горизонта, но не смогло пробиться сквозь облака. </text:span><text:span text:style-name="T3">Не смотря на пасмурную погоду, ни дождя, ни снега сегодня не будет.</text:span><text:span text:style-name="T1"> </text:span><text:span text:style-name="T3">Весь день будет дуть слабый северный западный ветер. <text:line-break/><text:line-break/>День) Действительно облачный день 3 марта. Солнце уже давно вышло из-за горизонта, но его не видно сквозь плотные облака. За окном идут и снег, и дождь одновременно — погода колеблется в районе 0 градусов. А дуновения слабого южно-восточного ветра будут почти не ощутимы<text:line-break/><text:line-break/>Вечер) Пасмурный </text:span><text:span text:style-name="T4">и</text:span><text:span text:style-name="T3"> </text:span><text:span text:style-name="T4">холодный</text:span><text:span text:style-name="T3"> вечер 8 марта. Солнце </text:span><text:span text:style-name="T4">совсем недавно</text:span><text:span text:style-name="T3"> село. На улице идёт небольшой снег, видный лишь из-за света домов, фонарей и машин. </text:span><text:span text:style-name="T4">Весь день дул умеренный западный ветер, лишь качавший ветви деревьев.</text:span></text:p>
      <text:p text:style-name="P5"><text:span text:style-name="T4"/></text:p>
      <text:p text:style-name="P6"><text:span text:style-name="T1">Лето</text:span></text:p>
      <text:p text:style-name="P6"><text:span text:style-name="T1"/></text:p>
      <text:p text:style-name="P7"><text:span text:style-name="T1">Утро) Свежее летнее утро 1 июня. Солнце уже встало и во всю освещает город. На улице ещё достаточно прохладно — около 13 градусов тепла. На высоком небосклоне ни одного облачка. Дуновения западного ветра лишь слегка ощутимы<text:line-break/><text:line-break/>День)</text:span><text:span text:style-name="T5"> Светлый и ясный день 7 июня. Солнце уже в зените и освещает каждый уголок города. На улице наконец-то жарко — 20 градусов. На небе лишь изредка проплывают светлые и пушистые облака. Свежий ветер помогает справиться с прохладой и качает ветки деревьев<text:line-break/><text:line-break/>Вечер) Красивый летний вечер <text:s/>7 августа. Солнце прямо сейчас пытается скрыться за горизонтом, освещая окрестности тёплым розовым светом. Воздух особенно свежий от недавно прошедшего дождя, от которого осталось лишь несколько облаков и лужи на асфальте. Лёгкие дуновения ветра лишь едва качают листья на деревьях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7:14:04.523000000</meta:creation-date>
    <dc:date>2022-02-27T18:27:29.285000000</dc:date>
    <meta:editing-duration>PT8M52S</meta:editing-duration>
    <meta:editing-cycles>1</meta:editing-cycles>
    <meta:document-statistic meta:table-count="0" meta:image-count="0" meta:object-count="0" meta:page-count="1" meta:paragraph-count="6" meta:word-count="360" meta:character-count="2372" meta:non-whitespace-character-count="2002"/>
    <meta:generator>LibreOffice/7.0.4.2$Windows_X86_64 LibreOffice_project/dcf040e67528d9187c66b2379df5ea4407429775</meta:generator>
  </office:meta>
</office:document-meta>
</file>